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7500003C02000021C12B9357772126B3E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5.361cm" svg:height="8.64cm" svg:x="0.328cm" svg:y="0.672cm">
          <draw:image xlink:href="Pictures/2000017500003C02000021C12B9357772126B3E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55:54.776091973</dc:date>
    <meta:editing-duration>PT2M32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